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protecte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21">
      <style:table-cell-properties fo:border="thin solid #000000" style:vertical-align="middle" fo:wrap-option="wrap"/>
    </style:style>
    <style:style style:name="ce6" style:family="table-cell" style:parent-style-name="Default" style:data-style-name="N0">
      <style:table-cell-properties style:vertical-align="automatic" style:cell-protect="protecte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15" style:family="table-cell" style:parent-style-name="Default" style:data-style-name="N0">
      <style:table-cell-properties fo:border="thin solid #000000" fo:background-color="#FFFFFF"/>
    </style:style>
    <style:style style:name="ce16" style:family="table-cell" style:parent-style-name="Default" style:data-style-name="N22">
      <style:table-cell-properties fo:border="thin solid #000000" style:vertical-align="middle" fo:wrap-option="wrap"/>
    </style:style>
    <style:style style:name="ce17" style:family="table-cell" style:parent-style-name="Default" style:data-style-name="N36">
      <style:table-cell-properties fo:border="thin solid #000000" style:vertical-align="middle" fo:wrap-option="wrap" style:cell-protect="protecte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polices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apolic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amento das apólic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4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im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4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imóvel participant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cli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4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cliente participant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cad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4">
            <text:p><text:s/>10 - 1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Data de cadastr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alt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4">
            <text:p>0 - 10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Data de alteraçã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2">
            <text:p>apo_dt_inicio_vigencia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4">
            <text:p><text:s/>10 - 1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Data de ínicio de vigênci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fim_vigencia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5">
            <text:p><text:s/>10 - 1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Data final da vigênci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valor_cobertura</text:p>
          </table:table-cell>
          <table:covered-table-cell/>
          <table:table-cell office:value-type="string" table:style-name="ce3">
            <text:p>FLOAT</text:p>
          </table:table-cell>
          <table:table-cell office:value-type="string" table:style-name="ce4">
            <text:p>(1,2) - (18,2)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Valor da coberta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valor_franquia</text:p>
          </table:table-cell>
          <table:covered-table-cell/>
          <table:table-cell office:value-type="string" table:style-name="ce3">
            <text:p>FLOAT</text:p>
          </table:table-cell>
          <table:table-cell office:value-type="string" table:style-name="ce4">
            <text:p>(1,2) - (18,2)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Valor da franquia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s__13764B3B5913410E]</text:p>
          </table:table-cell>
          <table:covered-table-cell/>
          <table:table-cell office:value-type="string" table:style-name="ce19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number-columns-spanned="3" table:number-rows-spanned="1" table:style-name="ce14">
            <text:p>apo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apolice_imovel_cliente</text:p>
          </table:table-cell>
          <table:covered-table-cell/>
          <table:table-cell table:style-name="ce19"/>
          <table:table-cell office:value-type="string" table:style-name="ce19">
            <text:p>X</text:p>
          </table:table-cell>
          <table:table-cell table:style-name="ce18"/>
          <table:table-cell office:value-type="string" table:number-columns-spanned="3" table:number-rows-spanned="1" table:style-name="ce14">
            <text:p>apo_cod, apo_im_cod, apo_cli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19"/>
          <table:table-cell table:number-columns-repeated="2" table:style-name="ce18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19"/>
          <table:table-cell table:number-columns-repeated="2" table:style-name="ce18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Apolice_itens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apolices_iten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que armazena os itens de cobertura de uma apólice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item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apo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descrica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99999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Descrição do item da pólice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___ACD74B20E79CC47D]</text:p>
          </table:table-cell>
          <table:covered-table-cell/>
          <table:table-cell office:value-type="string" table:style-name="ce8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number-columns-spanned="3" table:number-rows-spanned="1" table:style-name="ce14">
            <text:p>api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Clientes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client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do das informações dos client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4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t_cad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4">
            <text:p><text:s/>10 - 1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Data de cadastro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t_alt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4">
            <text:p><text:s/>0 - 10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Data de alteração do registr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nome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20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Nome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ocument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16">
            <text:p><text:s/>0 - 20<text:s/>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Documento do cliente (RG)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cli_documento2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16">
            <text:p><text:s/>11 - 20<text:s/>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Documento do cliente (CPF)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logradour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16">
            <text:p>1 - 20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Logradou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bairr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10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Bair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cidade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15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Cidade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uf</text:p>
          </table:table-cell>
          <table:covered-table-cell/>
          <table:table-cell office:value-type="string" table:style-name="ce3">
            <text:p>CHAR</text:p>
          </table:table-cell>
          <table:table-cell office:value-type="string" table:style-name="ce5">
            <text:p><text:s/>2 - 2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Estado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numero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0 - 10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Núme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telefone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16">
            <text:p><text:s/>11 - 22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Telefone contato primári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telefone2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<text:s/>0 - 22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Telefone alternativo para contat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cli_pai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<text:s/>0 - 200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Nome do pai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cli_mae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<text:s/>0 - 200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Nome da mã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9">
            <text:p>cli_rendimento</text:p>
          </table:table-cell>
          <table:covered-table-cell/>
          <table:table-cell office:value-type="string" table:style-name="ce3">
            <text:p>FLOAT</text:p>
          </table:table-cell>
          <table:table-cell office:value-type="string" table:style-name="ce4">
            <text:p>(1,2) - (18,2)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Rendimentos do cliente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clientes__4998790727C527CB]</text:p>
          </table:table-cell>
          <table:covered-table-cell/>
          <table:table-cell office:value-type="string" table:style-name="ce8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number-columns-spanned="3" table:number-rows-spanned="1" table:style-name="ce14">
            <text:p>cli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idx_cliente_documento</text:p>
          </table:table-cell>
          <table:covered-table-cell/>
          <table:table-cell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number-columns-spanned="3" table:number-rows-spanned="1" table:style-name="ce14">
            <text:p>cli_documento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number-rows-repeated="1048549" table:style-name="ro3">
          <table:table-cell table:number-columns-repeated="16384"/>
        </table:table-row>
      </table:table>
      <table:table table:name="Imovel_fotos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imovel_foto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or armazenar as imagens dos imóveis cadastrados.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registro de fot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imovel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imóvel a qual a imagem perten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dt_cad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5">
            <text:p><text:s/>10 - 1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Código da data de criação do reg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arquiv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15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Imagem em formato encoded(Texto)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imovel_f__2624007E96CB7132]</text:p>
          </table:table-cell>
          <table:covered-table-cell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X</text:p>
          </table:table-cell>
          <table:table-cell office:value-type="string" table:number-columns-spanned="3" table:number-rows-spanned="1" table:style-name="ce14">
            <text:p>imf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1"/>
          <table:table-cell table:number-columns-repeated="2" table:style-name="ce20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1"/>
          <table:table-cell table:number-columns-repeated="2" table:style-name="ce20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1"/>
          <table:table-cell table:number-columns-repeated="2" table:style-name="ce20"/>
          <table:table-cell table:number-columns-spanned="3" table:number-rows-spanned="1" table:style-name="ce15"/>
          <table:covered-table-cell table:number-columns-repeated="2"/>
          <table:table-cell table:number-columns-repeated="16376" table:style-name="ce1"/>
        </table:table-row>
        <table:table-row table:number-rows-repeated="1048561" table:style-name="ro3">
          <table:table-cell table:number-columns-repeated="16384"/>
        </table:table-row>
      </table:table>
      <table:table table:name="Imoveis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imovei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amento dos imóvei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1 - 99999</text:p>
          </table:table-cell>
          <table:table-cell office:value-type="string" table:style-name="ce4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valor</text:p>
          </table:table-cell>
          <table:covered-table-cell/>
          <table:table-cell office:value-type="string" table:style-name="ce3">
            <text:p>FLOAT</text:p>
          </table:table-cell>
          <table:table-cell office:value-type="string" table:style-name="ce4">
            <text:p>(1,2) <text:s/>- <text:s/>(18,2)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Valor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logradour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<text:s/>20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Logradour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bairr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10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Bairr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cidade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15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Cidade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2">
            <text:p>im_uf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5">
            <text:p><text:s/>2 - 2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Esta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numero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4">
            <text:p><text:s/>0 - 10</text:p>
          </table:table-cell>
          <table:table-cell office:value-type="string" table:style-name="ce4">
            <text:p>NULL</text:p>
          </table:table-cell>
          <table:table-cell table:number-columns-repeated="2" table:style-name="ce3"/>
          <table:table-cell office:value-type="string" table:style-name="ce3">
            <text:p>Númer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tip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4">
            <text:p>1 - 100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Tip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valor_iptu</text:p>
          </table:table-cell>
          <table:covered-table-cell/>
          <table:table-cell office:value-type="string" table:style-name="ce3">
            <text:p>FLOAT</text:p>
          </table:table-cell>
          <table:table-cell office:value-type="string" table:style-name="ce4">
            <text:p>(1,2) - (18,2)</text:p>
          </table:table-cell>
          <table:table-cell office:value-type="string" table:style-name="ce4">
            <text:p>NOT NULL</text:p>
          </table:table-cell>
          <table:table-cell table:number-columns-repeated="2" table:style-name="ce3"/>
          <table:table-cell office:value-type="string" table:style-name="ce3">
            <text:p>Valor do IPTU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2" table:style-name="ce3"/>
          <table:table-cell table:style-name="ce4"/>
          <table:table-cell table:number-columns-repeated="3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imoveis__FBE7C818D2998832]</text:p>
          </table:table-cell>
          <table:covered-table-cell/>
          <table:table-cell office:value-type="string" table:style-name="ce23">
            <text:p>X</text:p>
          </table:table-cell>
          <table:table-cell table:style-name="ce22"/>
          <table:table-cell office:value-type="string" table:style-name="ce22">
            <text:p>X</text:p>
          </table:table-cell>
          <table:table-cell office:value-type="string" table:number-columns-spanned="3" table:number-rows-spanned="1" table:style-name="ce14">
            <text:p>im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3"/>
          <table:table-cell table:number-columns-repeated="2" table:style-name="ce22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3"/>
          <table:table-cell table:number-columns-repeated="2" table:style-name="ce22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3"/>
          <table:table-cell table:number-columns-repeated="2" table:style-name="ce22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Sinistro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sinistro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or armazenar os sinistro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3">
            <text:p><text:s/>1 - 99999</text:p>
          </table:table-cell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im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3">
            <text:p><text:s/>1 - 99999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Código do imóvel no qual ocorreu 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dt_cad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3">
            <text:p><text:s/>10 - 1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Data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hr_cad</text:p>
          </table:table-cell>
          <table:covered-table-cell/>
          <table:table-cell office:value-type="string" table:style-name="ce3">
            <text:p>TIME</text:p>
          </table:table-cell>
          <table:table-cell office:value-type="string" table:style-name="ce3">
            <text:p><text:s/>8 - 8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Hora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sit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3">
            <text:p><text:s/>1 - 1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Código situaçã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tipo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3">
            <text:p><text:s/>1 - 2</text:p>
          </table:table-cell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tipo do Sinistro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sinistro__0D2945DE65E4CCEA]</text:p>
          </table:table-cell>
          <table:covered-table-cell/>
          <table:table-cell office:value-type="string" table:style-name="ce25">
            <text:p>X</text:p>
          </table:table-cell>
          <table:table-cell table:style-name="ce24"/>
          <table:table-cell office:value-type="string" table:style-name="ce24">
            <text:p>X</text:p>
          </table:table-cell>
          <table:table-cell office:value-type="string" table:number-columns-spanned="3" table:number-rows-spanned="1" table:style-name="ce14">
            <text:p>sin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sinistro_imovel</text:p>
          </table:table-cell>
          <table:covered-table-cell/>
          <table:table-cell table:style-name="ce25"/>
          <table:table-cell office:value-type="string" table:style-name="ce25">
            <text:p>X</text:p>
          </table:table-cell>
          <table:table-cell table:style-name="ce24"/>
          <table:table-cell office:value-type="string" table:number-columns-spanned="3" table:number-rows-spanned="1" table:style-name="ce14">
            <text:p>sin_cod, sin_im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5"/>
          <table:table-cell table:number-columns-repeated="2" table:style-name="ce24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5"/>
          <table:table-cell table:number-columns-repeated="2" table:style-name="ce24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Sinistro_tipo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sinistro_tipo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que armazena os tipos de sinistro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cod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3">
            <text:p><text:s/>1 - 99999</text:p>
          </table:table-cell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tipo de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nome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3">
            <text:p><text:s/>1 - 10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Nome do tipo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pontos</text:p>
          </table:table-cell>
          <table:covered-table-cell/>
          <table:table-cell office:value-type="string" table:style-name="ce3">
            <text:p>INT</text:p>
          </table:table-cell>
          <table:table-cell office:value-type="string" table:style-name="ce3">
            <text:p><text:s/>1 - 5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Pontuação do sinistro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sinistro__3F9DC5D84F6E63E0]</text:p>
          </table:table-cell>
          <table:covered-table-cell/>
          <table:table-cell office:value-type="string" table:style-name="ce27">
            <text:p>X</text:p>
          </table:table-cell>
          <table:table-cell table:style-name="ce26"/>
          <table:table-cell office:value-type="string" table:style-name="ce26">
            <text:p>X</text:p>
          </table:table-cell>
          <table:table-cell office:value-type="string" table:number-columns-spanned="3" table:number-rows-spanned="1" table:style-name="ce14">
            <text:p>sit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7"/>
          <table:table-cell table:number-columns-repeated="2" table:style-name="ce26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7"/>
          <table:table-cell table:number-columns-repeated="2" table:style-name="ce26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27"/>
          <table:table-cell table:number-columns-repeated="2" table:style-name="ce26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Log" table:style-name="ta1">
        <table:table-column table:style-name="co1" table:number-columns-repeated="5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log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table:number-columns-spanned="7" table:number-rows-spanned="1" table:style-name="ce13"/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tabela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3">
            <text:p><text:s/>1 - 10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Nome da tabela alterad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data_cadastro</text:p>
          </table:table-cell>
          <table:covered-table-cell/>
          <table:table-cell office:value-type="string" table:style-name="ce3">
            <text:p>DATE</text:p>
          </table:table-cell>
          <table:table-cell office:value-type="string" table:style-name="ce3">
            <text:p><text:s/>10 - 1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Data de alteração da tabel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usuari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3">
            <text:p><text:s/>1 - 2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Usuário que fez a altera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tipo_operaca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17">
            <text:p><text:s/>1 - 2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Tipo de operação (Exclusão, alteração, etc)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operacao</text:p>
          </table:table-cell>
          <table:covered-table-cell/>
          <table:table-cell office:value-type="string" table:style-name="ce3">
            <text:p>VARCHAR</text:p>
          </table:table-cell>
          <table:table-cell office:value-type="string" table:style-name="ce3">
            <text:p><text:s/>1 - 100</text:p>
          </table:table-cell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Alteração sofrida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3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s__13764B3B5913410E]</text:p>
          </table:table-cell>
          <table:covered-table-cell/>
          <table:table-cell office:value-type="string" table:style-name="ce8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number-columns-spanned="3" table:number-rows-spanned="1" table:style-name="ce14">
            <text:p>apo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apolice_imovel_cliente</text:p>
          </table:table-cell>
          <table:covered-table-cell/>
          <table:table-cell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number-columns-spanned="3" table:number-rows-spanned="1" table:style-name="ce14">
            <text:p>apo_cod, apo_im_cod, apo_cli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5"/>
          <table:covered-table-cell/>
          <table:table-cell table:style-name="ce8"/>
          <table:table-cell table:number-columns-repeated="2" table:style-name="ce7"/>
          <table:table-cell table:number-columns-spanned="3" table:number-rows-spanned="1" table:style-name="ce15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date-style style:name="N22">
      <number:month number:textual="true"/>
      <number:text>/</number:text>
      <number:year/>
    </number:date-style>
    <number:number-style style:name="N36" number:language="pt" number:country="BR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orge</meta:initial-creator>
    <dc:creator>Vinícius Raccolto</dc:creator>
    <meta:creation-date>2023-05-30T19:55:13Z</meta:creation-date>
    <dc:date>2023-12-05T23:36:01Z</dc:date>
    <meta:editing-cycles>3</meta:editing-cycles>
    <meta:editing-duration>PT5445S</meta:editing-duration>
    <meta:user-defined meta:name="AppVersion">15.0000</meta:user-defined>
  </office:meta>
</office:document-meta>
</file>